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032" officeooo:paragraph-rsid="000df032"/>
    </style:style>
    <style:style style:name="P2" style:family="paragraph" style:parent-style-name="Standard">
      <style:text-properties officeooo:rsid="000e605c" officeooo:paragraph-rsid="000e605c"/>
    </style:style>
    <style:style style:name="P3" style:family="paragraph" style:parent-style-name="Standard">
      <style:text-properties officeooo:rsid="000f77e7" officeooo:paragraph-rsid="000f77e7"/>
    </style:style>
    <style:style style:name="P4" style:family="paragraph" style:parent-style-name="Standard">
      <style:text-properties officeooo:rsid="000df032" officeooo:paragraph-rsid="000df032"/>
    </style:style>
    <style:style style:name="T1" style:family="text">
      <style:text-properties officeooo:rsid="000f77e7"/>
    </style:style>
    <style:style style:name="T2" style:family="text">
      <style:text-properties officeooo:rsid="001573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VELLO CONCETTUALE: descrizione formale dei dati e soprattutto delle associazioni attraverso il modello er, ottenuto mediante un’accurata analisi dei dati necessari alla realizzazione del progetto. La rappresentazione grafica è necessaria per avere una rappresentazione fatta con un linguaggio, grasfico, chiaro per chiunque lo prenda in mano. (come il disegno del progetto di una casa)</text:p>
      <text:p text:style-name="P1">LIVELLO LOGICO: <text:s/>i dati del mod. concettuale vengono organizzati in una schema formale che segue le regole del modello relazionale (no ridondanze e normalizzazione). Particolare attenzione si deve avere nella rappresentazione delle associazioni</text:p>
      <text:p text:style-name="P1">LIVELLO FISICO: realizzazione fisica del database, secondo lo schema ottenuto nel livello logico.</text:p>
      <text:p text:style-name="P1">Le tabelle da creare serguono esattamente l’impostazione ottenuta dal livello logico, con la specifica del tipo di attributi e dei vincoli.</text:p>
      <text:p text:style-name="P1"/>
      <text:p text:style-name="P1"/>
      <text:p text:style-name="P1">VINCOLI: per vincolo si intende, in generale, un limite imposto dalle regole del sistema che si rappresenta e che limita i dati da inserire, per esempio: per iscriversi alla prima superiore è obbligatorio aver superato l’esame della terza media.</text:p>
      <text:p text:style-name="P1">Nel caso specifico del database, ci sono diverse tipologie di vincoli: una prima distinzione è data da vincoli impliciti ed espliciti.</text:p>
      <text:p text:style-name="P1">I vincoli impliciti sono automaticamente applicati dall’organizzazione del database: la scelta del tipo di dati, della lunghezza porta automaticamente a limitare i valori che si possono inserire in uun campo delle tabelle.</text:p>
      <text:p text:style-name="P1">I vincoli espliciti sono di tipo logico/organizzativo, legati al sistema rappresentato, che in fase di costruzione del db devono essere indicati in modo specifico</text:p>
      <text:p text:style-name="P1">VINCOLI DI CHIAVE: è obbligatorio avere una chiave per ciascuna tabella. Se non emerge dagli attributi o da una loro combinazione (o per comodità) è necessario inserire un campo aggiuntivo che funzioni da chiave.</text:p>
      <text:p text:style-name="P1">INTEGRITA’ REFERENZIALE: riferita alla chiave esterna, che può assumere valore NULL oppure <text:s/>uno dei valori della chiave principale cui è associata.</text:p>
      <text:p text:style-name="P1"/>
      <text:p text:style-name="P1">VINCOLO DI UNICITA’: il valore di quell’attributo, all’interno della stessa tabella, NON PUO’ ripetersi, anche se non è attributo chiave.</text:p>
      <text:p text:style-name="P1">VINCOLO DI ESISTENZA: è obbligatorio mettere un valore significativo, quindi non può valere NULL.</text:p>
      <text:p text:style-name="P2">NOTA: il vincolo di chiave è l’unione di questi due ultimi vincoli.</text:p>
      <text:p text:style-name="P2">VINCOLO DI DOMINIO: valori che l’attributo può assumere: il prezzo di un articolo non può essere negativo; l’iscrizione ad una squadra di calcio vuole almeno una certa età e al massimo un’altra; la data di inizio di un <text:span text:style-name="T2">eve</text:span>nto deve essere inferiore alla data di fine evento; <text:span text:style-name="T1">il valore del campo Sesso è F o M.</text:span></text:p>
      <text:p text:style-name="P3">VINCOLI DI INDICE: è obbligatorio creare un indice sul cam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8:56:19.618537121</meta:creation-date>
    <dc:date>2019-04-09T11:54:22.626000000</dc:date>
    <meta:editing-duration>PT21M59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5" meta:word-count="404" meta:character-count="2659" meta:non-whitespace-character-count="2268"/>
  </office:meta>
</office:document-meta>
</file>